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2.51pt"/>
    </style:style>
    <style:style style:name="co2" style:family="table-column">
      <style:table-column-properties fo:break-before="auto" style:column-width="366.01pt"/>
    </style:style>
    <style:style style:name="co3" style:family="table-column">
      <style:table-column-properties fo:break-before="auto" style:column-width="182.64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85.4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34a85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92d05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92d050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92d050" style:rotation-align="non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34a853" style:diagonal-bl-tr="none" style:diagonal-tl-br="none" fo:border="none" style:rotation-align="non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34a853" style:diagonal-bl-tr="none" style:diagonal-tl-br="none" fo:border="none" style:rotation-align="non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style:rotation-align="non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4c8ac9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606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34a85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#CrackYourInternship Challenge</text:p>
          </table:table-cell>
          <table:table-cell table:style-name="ce6" office:value-type="string" calcext:value-type="string">
            <text:p>DSA Sheet by Arsh</text:p>
          </table:table-cell>
          <table:table-cell table:style-name="ce23" office:value-type="string" calcext:value-type="string">
            <text:p>#CrackYourPlacement Challeng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7" office:value-type="string" calcext:value-type="string">
            <text:p><text:a xlink:href="https://www.youtube.com/c/arshgoyal" xlink:type="simple">Follow on Youtube : https://www.youtube.com/c/arshgoyal</text:a></text:p>
          </table:table-cell>
          <table:table-cell table:number-columns-repeated="6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Microsoft</text:p>
          </table:table-cell>
          <table:table-cell table:style-name="ce2" office:value-type="string" calcext:value-type="string">
            <text:p>Adobe</text:p>
          </table:table-cell>
          <table:table-cell table:style-name="ce2" office:value-type="string" calcext:value-type="string">
            <text:p>Goldman Sachs</text:p>
          </table:table-cell>
          <table:table-cell table:style-name="ce2" office:value-type="string" calcext:value-type="string">
            <text:p>Intuit</text:p>
          </table:table-cell>
          <table:table-cell table:style-name="ce2"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rrays 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find-the-duplicate-number/" xlink:type="simple">https://leetcode.com/problems/find-the-duplicate-numb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emove-duplicates-from-sorted-array/" xlink:type="simple">https://leetcode.com/problems/remove-duplicates-from-sorted-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et-matrix-zeroes/" xlink:type="simple">https://leetcode.com/problems/set-matrix-zero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chocolate-distribution-problem/" xlink:type="simple">https://www.geeksforgeeks.org/chocolate-distribution-problem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two-sum/" xlink:type="simple">https://leetcode.com/problems/two-sum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best-time-to-buy-and-sell-stock-ii/" xlink:type="simple">https://leetcode.com/problems/best-time-to-buy-and-sell-stock-ii/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9" office:value-type="string" calcext:value-type="string">
            <text:p><text:a xlink:href="https://leetcode.com/problems/subarray-sums-divisible-by-k/" xlink:type="simple">https://leetcode.com/problems/subarray-sums-divisible-by-k/</text:a></text:p>
          </table:table-cell>
          <table:table-cell table:style-name="ce24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9" office:value-type="string" calcext:value-type="string">
            <text:p><text:a xlink:href="https://leetcode.com/problems/find-all-duplicates-in-an-array/" xlink:type="simple">https://leetcode.com/problems/find-all-duplicates-in-an-array/</text:a></text:p>
          </table:table-cell>
          <table:table-cell table:style-name="ce24" table:number-columns-repeated="2"/>
          <table:table-cell table:style-name="ce3" office:value-type="string" calcext:value-type="string">
            <text:p>~</text:p>
          </table:table-cell>
          <table:table-cell table:style-name="ce2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10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table:style-name="ce25" table:number-columns-repeated="2"/>
          <table:table-cell table:style-name="ce4" office:value-type="string" calcext:value-type="string">
            <text:p>~</text:p>
          </table:table-cell>
          <table:table-cell table:style-name="ce25"/>
          <table:table-cell table:style-name="ce4" office:value-type="string" calcext:value-type="string">
            <text:p>~</text:p>
          </table:table-cell>
          <table:table-cell table:style-name="ce25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10" office:value-type="string" calcext:value-type="string">
            <text:p><text:a xlink:href="https://leetcode.com/problems/3sum/" xlink:type="simple">https://leetcode.com/problems/3sum/</text:a></text:p>
          </table:table-cell>
          <table:table-cell table:style-name="ce25" table:number-columns-repeated="2"/>
          <table:table-cell table:style-name="ce4" office:value-type="string" calcext:value-type="string">
            <text:p>~</text:p>
          </table:table-cell>
          <table:table-cell table:style-name="ce25" table:number-columns-repeated="2"/>
          <table:table-cell table:style-name="ce4" office:value-type="string" calcext:value-type="string">
            <text:p>~</text:p>
          </table:table-cell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10" office:value-type="string" calcext:value-type="string">
            <text:p><text:a xlink:href="https://leetcode.com/problems/4sum/" xlink:type="simple">https://leetcode.com/problems/4sum/</text:a></text:p>
          </table:table-cell>
          <table:table-cell table:style-name="ce25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11" office:value-type="string" calcext:value-type="string">
            <text:p><text:a xlink:href="https://leetcode.com/problems/maximum-points-you-can-obtain-from-cards/" xlink:type="simple">https://leetcode.com/problems/maximum-points-you-can-obtain-from-cards/</text:a></text:p>
          </table:table-cell>
          <table:table-cell table:style-name="ce25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11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table:style-name="ce25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9" office:value-type="string" calcext:value-type="string">
            <text:p><text:a xlink:href="https://leetcode.com/problems/spiral-matrix/" xlink:type="simple">https://leetcode.com/problems/spiral-matrix/</text:a></text:p>
          </table:table-cell>
          <table:table-cell table:style-name="ce2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jump-game/" xlink:type="simple">https://leetcode.com/problems/jump-gam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erge-sorted-array/" xlink:type="simple">https://leetcode.com/problems/merge-sorted-arra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verse-pairs/" xlink:type="simple">https://leetcode.com/problems/reverse-pair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2" office:value-type="string" calcext:value-type="string">
            <text:p><text:a xlink:href="https://www.geeksforgeeks.org/print-all-possible-combinations-of-r-elements-in-a-given-array-of-size-n/" xlink:type="simple">https://www.geeksforgeeks.org/print-all-possible-combinations-of-r-elements-in-a-given-array-of-size-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game-of-life/" xlink:type="simple">https://leetcode.com/problems/game-of-lif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ax-value-of-equation/" xlink:type="simple">https://leetcode.com/problems/max-value-of-equatio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insert-delete-getrandom-o1-duplicates-allowed/" xlink:type="simple">https://leetcode.com/problems/insert-delete-getrandom-o1-duplicates-allowed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largest-rectangle-in-histogram/" xlink:type="simple">https://leetcode.com/problems/largest-rectangle-in-histogram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ax-value-of-equation/" xlink:type="simple">https://leetcode.com/problems/max-value-of-equation/</text:a>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trings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valid-parentheses/" xlink:type="simple">https://leetcode.com/problems/valid-parenthes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print-all-the-duplicates-in-the-input-string/" xlink:type="simple">https://www.geeksforgeeks.org/print-all-the-duplicates-in-the-input-string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valid-palindrome-ii/" xlink:type="simple">https://leetcode.com/problems/valid-palindrome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8" office:value-type="string" calcext:value-type="string">
            <text:p><text:a xlink:href="https://leetcode.com/problems/integer-to-roman/" xlink:type="simple">https://leetcode.com/problems/integer-to-roman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8"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8" office:value-type="string" calcext:value-type="string">
            <text:p><text:a xlink:href="https://leetcode.com/problems/simplify-path/" xlink:type="simple">https://leetcode.com/problems/simplify-path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practice.geeksforgeeks.org/problems/smallest-window-in-a-string-containing-all-the-characters-of-another-string-1587115621/1" xlink:type="simple">https://practice.geeksforgeeks.org/problems/smallest-window-in-a-string-containing-all-the-characters-of-another-string-1587115621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8" office:value-type="string" calcext:value-type="string">
            <text:p><text:a xlink:href="https://leetcode.com/problems/reverse-words-in-a-string/" xlink:type="simple">https://leetcode.com/problems/reverse-words-in-a-string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www.geeksforgeeks.org/rabin-karp-algorithm-for-pattern-searching/" xlink:type="simple">https://www.geeksforgeeks.org/rabin-karp-algorithm-for-pattern-searching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8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practice.geeksforgeeks.org/problems/word-wrap1646/1" xlink:type="simple">https://practice.geeksforgeeks.org/problems/word-wrap1646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8" office:value-type="string" calcext:value-type="string">
            <text:p><text:a xlink:href="https://leetcode.com/problems/basic-calculator-ii/" xlink:type="simple">https://leetcode.com/problems/basic-calculator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valid-number/" xlink:type="simple">https://leetcode.com/problems/valid-numb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integer-to-english-words/" xlink:type="simple">https://leetcode.com/problems/integer-to-english-word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minimum-window-substring/" xlink:type="simple">https://leetcode.com/problems/minimum-window-substring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text-justification/" xlink:type="simple">https://leetcode.com/problems/text-justification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boyer-moore-algorithm-for-pattern-searching/" xlink:type="simple">https://www.geeksforgeeks.org/boyer-moore-algorithm-for-pattern-searching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distinct-subsequences/" xlink:type="simple">https://leetcode.com/problems/distinct-subsequences/</text:a>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Matrix Problems 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maximum-size-rectangle-binary-sub-matrix-1s/" xlink:type="simple">https://www.geeksforgeeks.org/maximum-size-rectangle-binary-sub-matrix-1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find-number-of-islands/" xlink:type="simple">https://www.geeksforgeeks.org/find-number-of-island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given-matrix-o-x-replace-o-x-surrounded-x/" xlink:type="simple">https://www.geeksforgeeks.org/given-matrix-o-x-replace-o-x-surrounded-x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piral-matrix/" xlink:type="simple">https://leetcode.com/problems/spiral-matrix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otate-image/" xlink:type="simple">https://leetcode.com/problems/rotate-imag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athematical Problems</text:p>
          </table:table-cell>
          <table:table-cell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minimum-moves-to-equal-array-elements/" xlink:type="simple">https://leetcode.com/problems/minimum-moves-to-equal-array-elemen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add-binary/" xlink:type="simple">https://leetcode.com/problems/add-binary/</text:a></text:p>
          </table:table-cell>
          <table:table-cell table:style-name="ce13" office:value-type="string" calcext:value-type="string">
            <text:p>solved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maximum-product-of-three-numbers/" xlink:type="simple">https://leetcode.com/problems/maximum-product-of-three-numbers/</text:a></text:p>
          </table:table-cell>
          <table:table-cell/>
          <table:table-cell table:style-name="ce13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excel-sheet-column-title/" xlink:type="simple">https://leetcode.com/problems/excel-sheet-column-tit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happy-number/" xlink:type="simple">https://leetcode.com/problems/happy-numb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palindrome-number/" xlink:type="simple">https://leetcode.com/problems/palindrome-numb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missing-number/" xlink:type="simple">https://leetcode.com/problems/missing-numb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reverse-integer/" xlink:type="simple">https://leetcode.com/problems/reverse-integ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power-of-two/" xlink:type="simple">https://leetcode.com/problems/power-of-two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ax-points-on-a-line/" xlink:type="simple">https://leetcode.com/problems/max-points-on-a-lin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valid-square/" xlink:type="simple">https://leetcode.com/problems/valid-squar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the-kth-factor-of-n/" xlink:type="simple">https://leetcode.com/problems/the-kth-factor-of-n/</text:a></text:p>
          </table:table-cell>
          <table:table-cell table:number-columns-repeated="3"/>
          <table:table-cell table:number-columns-repeated="2"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orting and Search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asy</text:p>
          </table:table-cell>
          <table:table-cell table:style-name="ce14" office:value-type="string" calcext:value-type="string">
            <text:p><text:a xlink:href="https://www.geeksforgeeks.org/permute-two-arrays-sum-every-pair-greater-equal-k/" xlink:type="simple">https://www.geeksforgeeks.org/permute-two-arrays-sum-every-pair-greater-equal-k/</text:a></text:p>
          </table:table-cell>
          <table:table-cell table:style-name="ce26" table:number-columns-repeated="3"/>
          <table:table-cell table:style-name="ce26" office:value-type="string" calcext:value-type="string">
            <text:p>~</text:p>
          </table:table-cell>
          <table:table-cell table:style-name="ce26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Easy</text:p>
          </table:table-cell>
          <table:table-cell table:style-name="ce14" office:value-type="string" calcext:value-type="string">
            <text:p><text:a xlink:href="https://www.geeksforgeeks.org/floor-in-a-sorted-array/?ref=lbp" xlink:type="simple">https://www.geeksforgeeks.org/floor-in-a-sorted-array/?ref=lbp</text:a></text:p>
          </table:table-cell>
          <table:table-cell table:style-name="ce26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Easy</text:p>
          </table:table-cell>
          <table:table-cell table:style-name="ce15" office:value-type="string" calcext:value-type="string">
            <text:p><text:a xlink:href="https://www.geeksforgeeks.org/find-a-pair-with-the-given-difference/" xlink:type="simple">https://www.geeksforgeeks.org/find-a-pair-with-the-given-difference/</text:a></text:p>
          </table:table-cell>
          <table:table-cell table:style-name="ce2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permute-two-arrays-sum-every-pair-greater-equal-k/" xlink:type="simple">https://www.geeksforgeeks.org/permute-two-arrays-sum-every-pair-greater-equal-k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6" office:value-type="string" calcext:value-type="string">
            <text:p><text:a xlink:href="https://www.geeksforgeeks.org/check-reversing-sub-array-make-array-sorted/" xlink:type="simple">https://www.geeksforgeeks.org/check-reversing-sub-array-make-array-sorted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7" office:value-type="string" calcext:value-type="string">
            <text:p><text:a xlink:href="https://www.geeksforgeeks.org/radix-sort/" xlink:type="simple">https://www.geeksforgeeks.org/radix-sor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a-product-array-puzzle/" xlink:type="simple">https://www.geeksforgeeks.org/a-product-array-puzzl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7" office:value-type="string" calcext:value-type="string">
            <text:p><text:a xlink:href="https://www.geeksforgeeks.org/make-array-elements-equal-minimum-cost/" xlink:type="simple">https://www.geeksforgeeks.org/make-array-elements-equal-minimum-cos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7" office:value-type="string" calcext:value-type="string">
            <text:p><text:a xlink:href="https://leetcode.com/problems/find-peak-element/" xlink:type="simple">https://leetcode.com/problems/find-peak-elemen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practice.geeksforgeeks.org/problems/allocate-minimum-number-of-pages0937/1" xlink:type="simple">https://practice.geeksforgeeks.org/problems/allocate-minimum-number-of-pages0937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minimum-number-swaps-required-sort-array/" xlink:type="simple">https://www.geeksforgeeks.org/minimum-number-swaps-required-sort-arra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spoj.com/problems/AGGRCOW/" xlink:type="simple">https://www.spoj.com/problems/AGGRCOW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7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7" office:value-type="string" calcext:value-type="string">
            <text:p><text:a xlink:href="https://leetcode.com/problems/count-of-smaller-numbers-after-self/" xlink:type="simple">https://leetcode.com/problems/count-of-smaller-numbers-after-self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7" office:value-type="string" calcext:value-type="string">
            <text:p><text:a xlink:href="https://leetcode.com/problems/split-array-largest-sum/" xlink:type="simple">https://leetcode.com/problems/split-array-largest-sum/</text:a>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Linked L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iddle-of-the-linked-list/" xlink:type="simple">https://leetcode.com/problems/middle-of-the-linked-lis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linked-list-cycle/" xlink:type="simple">https://leetcode.com/problems/linked-list-cycl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convert-binary-number-in-a-linked-list-to-integer/" xlink:type="simple">https://leetcode.com/problems/convert-binary-number-in-a-linked-list-to-integer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remove-duplicates-from-sorted-list/" xlink:type="simple">https://leetcode.com/problems/remove-duplicates-from-sorted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www.geeksforgeeks.org/sort-a-linked-list-of-0s-1s-or-2s/" xlink:type="simple">https://www.geeksforgeeks.org/sort-a-linked-list-of-0s-1s-or-2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remove-linked-list-elements/" xlink:type="simple">https://leetcode.com/problems/remove-linked-list-elemen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merge-two-sorted-lists/" xlink:type="simple">https://leetcode.com/problems/merge-two-sorted-lists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www.geeksforgeeks.org/multiply-two-numbers-represented-linked-lists/" xlink:type="simple">https://www.geeksforgeeks.org/multiply-two-numbers-represented-linked-list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intersection-of-two-linked-lists/" xlink:type="simple">https://leetcode.com/problems/intersection-of-two-linked-lis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given-only-a-pointer-to-a-node-to-be-deleted-in-a-singly-linked-list-how-do-you-delete-it/" xlink:type="simple">https://www.geeksforgeeks.org/given-only-a-pointer-to-a-node-to-be-deleted-in-a-singly-linked-list-how-do-you-delete-i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palindrome-linked-list/" xlink:type="simple">https://leetcode.com/problems/palindrome-linked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reverse-linked-list/" xlink:type="simple">https://leetcode.com/problems/reverse-linked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add-two-numbers/" xlink:type="simple">https://leetcode.com/problems/add-two-numbers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copy-list-with-random-pointer/" xlink:type="simple">https://leetcode.com/problems/copy-list-with-random-pointer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add-two-numbers-ii/" xlink:type="simple">https://leetcode.com/problems/add-two-numbers-ii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reverse-linked-list-ii/" xlink:type="simple">https://leetcode.com/problems/reverse-linked-list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reorder-list/" xlink:type="simple">https://leetcode.com/problems/reorder-li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remove-nth-node-from-end-of-list/" xlink:type="simple">https://leetcode.com/problems/remove-nth-node-from-end-of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flatten-a-multilevel-doubly-linked-list/" xlink:type="simple">https://leetcode.com/problems/flatten-a-multilevel-doubly-linked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partition-list/" xlink:type="simple">https://leetcode.com/problems/partition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remove-duplicates-from-sorted-list-ii/" xlink:type="simple">https://leetcode.com/problems/remove-duplicates-from-sorted-list-ii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www.geeksforgeeks.org/linked-list-in-zig-zag-fashion/" xlink:type="simple">https://www.geeksforgeeks.org/linked-list-in-zig-zag-fash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sort-list/" xlink:type="simple">https://leetcode.com/problems/sort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www.geeksforgeeks.org/segregate-even-and-odd-elements-in-a-linked-list/" xlink:type="simple">https://www.geeksforgeeks.org/segregate-even-and-odd-elements-in-a-linked-li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www.geeksforgeeks.org/rearrange-a-given-linked-list-in-place/" xlink:type="simple">https://www.geeksforgeeks.org/rearrange-a-given-linked-list-in-plac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merge-k-sorted-lists/" xlink:type="simple">https://leetcode.com/problems/merge-k-sorted-lis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reverse-nodes-in-k-group/" xlink:type="simple">https://leetcode.com/problems/reverse-nodes-in-k-group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merge-sort-for-linked-list/" xlink:type="simple">https://www.geeksforgeeks.org/merge-sort-for-linked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flattening-a-linked-list/" xlink:type="simple">https://www.geeksforgeeks.org/flattening-a-linked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subtract-two-numbers-represented-as-linked-lists/" xlink:type="simple">https://www.geeksforgeeks.org/subtract-two-numbers-represented-as-linked-lis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tacks and Queues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implement-queue-using-stacks/" xlink:type="simple">https://leetcode.com/problems/implement-queue-using-stack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backspace-string-compare/" xlink:type="simple">https://leetcode.com/problems/backspace-string-compar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implement-stack-using-queues/" xlink:type="simple">https://leetcode.com/problems/implement-stack-using-queue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implement-stack-queue-using-deque/" xlink:type="simple">https://www.geeksforgeeks.org/implement-stack-queue-using-dequ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www.geeksforgeeks.org/stack-set-4-evaluation-postfix-expression/" xlink:type="simple">https://www.geeksforgeeks.org/stack-set-4-evaluation-postfix-expression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8" office:value-type="string" calcext:value-type="string">
            <text:p><text:a xlink:href="https://www.geeksforgeeks.org/implement-two-stacks-in-an-array/" xlink:type="simple">https://www.geeksforgeeks.org/implement-two-stacks-in-an-array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minimum-cost-tree-from-leaf-values/" xlink:type="simple">https://leetcode.com/problems/minimum-cost-tree-from-leaf-valu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daily-temperatures/" xlink:type="simple">https://leetcode.com/problems/daily-temperatur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distance-of-nearest-cell-having-1-1587115620/1" xlink:type="simple">https://practice.geeksforgeeks.org/problems/distance-of-nearest-cell-having-1-1587115620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online-stock-span/" xlink:type="simple">https://leetcode.com/problems/online-stock-span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rotten-oranges2536/1" xlink:type="simple">https://practice.geeksforgeeks.org/problems/rotten-oranges2536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sum-of-subarray-minimums/" xlink:type="simple">https://leetcode.com/problems/sum-of-subarray-minimum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evaluate-reverse-polish-notation/" xlink:type="simple">https://leetcode.com/problems/evaluate-reverse-polish-notat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circular-tour/1" xlink:type="simple">https://practice.geeksforgeeks.org/problems/circular-tour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implement-stack-using-queues/" xlink:type="simple">https://leetcode.com/problems/remove-all-adjacent-duplicates-in-string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flatten-nested-list-iterator/" xlink:type="simple">https://leetcode.com/problems/flatten-nested-list-iterator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find-the-maximum-of-minimums-for-every-window-size-in-a-given-array/" xlink:type="simple">https://www.geeksforgeeks.org/find-the-maximum-of-minimums-for-every-window-size-in-a-given-array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lru-cache-implementation/" xlink:type="simple">https://www.geeksforgeeks.org/lru-cache-implementation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9" office:value-type="string" calcext:value-type="string">
            <text:p><text:a xlink:href="http://geeksforgeeks.org/the-celebrity-problem/" xlink:type="simple">http://geeksforgeeks.org/the-celebrity-problem/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Tr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diameter-of-binary-tree/" xlink:type="simple">https://leetcode.com/problems/diameter-of-binary-tree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invert-binary-tree/" xlink:type="simple">https://leetcode.com/problems/invert-binary-tree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subtree-of-another-tree/" xlink:type="simple">https://leetcode.com/problems/subtree-of-another-tree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range-sum-of-bst/" xlink:type="simple">https://leetcode.com/problems/range-sum-of-b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symmetric-tree/" xlink:type="simple">https://leetcode.com/problems/symmetric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convert-sorted-array-to-binary-search-tree/" xlink:type="simple">https://leetcode.com/problems/convert-sorted-array-to-binary-search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merge-two-binary-trees/" xlink:type="simple">https://leetcode.com/problems/merge-two-binary-tre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binary-tree-paths/" xlink:type="simple">https://leetcode.com/problems/binary-tree-path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same-tree/" xlink:type="simple">https://leetcode.com/problems/same-tre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lowest-common-ancestor-of-a-binary-search-tree/" xlink:type="simple">https://leetcode.com/problems/lowest-common-ancestor-of-a-binary-search-tre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path-sum/" xlink:type="simple">https://leetcode.com/problems/path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minimum-absolute-difference-in-bst/" xlink:type="simple">https://leetcode.com/problems/minimum-absolute-difference-in-b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sum-of-left-leaves/" xlink:type="simple">https://leetcode.com/problems/sum-of-left-leav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balanced-binary-tree/" xlink:type="simple">https://leetcode.com/problems/balanced-binary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practice.geeksforgeeks.org/problems/predecessor-and-successor/1" xlink:type="simple">https://practice.geeksforgeeks.org/problems/predecessor-and-successor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binary-tree-inorder-traversal/" xlink:type="simple">https://leetcode.com/problems/binary-tree-inorder-traversal/  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practice.geeksforgeeks.org/problems/check-whether-bst-contains-dead-end/1" xlink:type="simple">https://practice.geeksforgeeks.org/problems/check-whether-bst-contains-dead-end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binary-search-tree-iterator/" xlink:type="simple">https://leetcode.com/problems/binary-search-tree-iterato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lowest-common-ancestor-of-a-binary-tree/" xlink:type="simple">https://leetcode.com/problems/lowest-common-ancestor-of-a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unique-binary-search-trees-ii/" xlink:type="simple">https://leetcode.com/problems/unique-binary-search-trees-ii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all-nodes-distance-k-in-binary-tree/" xlink:type="simple">https://leetcode.com/problems/all-nodes-distance-k-in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validate-binary-search-tree/" xlink:type="simple">https://leetcode.com/problems/validate-binary-search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binary-tree-right-side-view/" xlink:type="simple">https://leetcode.com/problems/binary-tree-right-side-view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redundant-connection/" xlink:type="simple">https://leetcode.com/problems/redundant-connectio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path-sum-iii/" xlink:type="simple">https://leetcode.com/problems/path-sum-iii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construct-binary-tree-from-preorder-and-postorder-traversal/" xlink:type="simple">https://leetcode.com/problems/construct-binary-tree-from-preorder-and-postorder-traversal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unique-binary-search-trees/" xlink:type="simple">https://leetcode.com/problems/unique-binary-search-tre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recover-binary-search-tree/" xlink:type="simple">https://leetcode.com/problems/recover-binary-search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populating-next-right-pointers-in-each-node/" xlink:type="simple">https://leetcode.com/problems/populating-next-right-pointers-in-each-nod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flatten-binary-tree-to-linked-list/" xlink:type="simple">https://leetcode.com/problems/flatten-binary-tree-to-linked-li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maximum-width-of-binary-tree/" xlink:type="simple">https://leetcode.com/problems/maximum-width-of-binary-tre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practice.geeksforgeeks.org/problems/min-distance-between-two-given-nodes-of-a-binary-tree/1" xlink:type="simple">https://practice.geeksforgeeks.org/problems/min-distance-between-two-given-nodes-of-a-binary-tree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kth-smallest-element-in-a-bst/" xlink:type="simple">https://leetcode.com/problems/kth-smallest-element-in-a-b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binary-tree-zigzag-level-order-traversal/" xlink:type="simple">https://leetcode.com/problems/binary-tree-zigzag-level-order-traversal/</text:a></text:p>
          </table:table-cell>
          <table:table-cell table:number-columns-repeated="2"/>
          <table:table-cell table:style-name="ce13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count-bst-nodes-that-lie-in-a-given-range/1" xlink:type="simple">https://practice.geeksforgeeks.org/problems/count-bst-nodes-that-lie-in-a-given-range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8" office:value-type="string" calcext:value-type="string">
            <text:p><text:a xlink:href="https://practice.geeksforgeeks.org/problems/preorder-to-postorder4423/1" xlink:type="simple">https://practice.geeksforgeeks.org/problems/preorder-to-postorder4423/1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practice.geeksforgeeks.org/problems/binary-tree-to-dll/1" xlink:type="simple">https://practice.geeksforgeeks.org/problems/binary-tree-to-dll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binary-tree-maximum-path-sum/" xlink:type="simple">https://leetcode.com/problems/binary-tree-maximum-path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sum-of-distances-in-tree/" xlink:type="simple">https://leetcode.com/problems/sum-of-distances-in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binary-tree-cameras/" xlink:type="simple">https://leetcode.com/problems/binary-tree-cameras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vertical-order-traversal-of-a-binary-tree/" xlink:type="simple">https://leetcode.com/problems/vertical-order-traversal-of-a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www.geeksforgeeks.org/print-k-sum-paths-binary-tree/" xlink:type="simple">https://www.geeksforgeeks.org/print-k-sum-paths-binary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serialize-and-deserialize-binary-tree/" xlink:type="simple">https://leetcode.com/problems/serialize-and-deserialize-binary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find-median-bst-time-o1-space/" xlink:type="simple">https://www.geeksforgeeks.org/find-median-bst-time-o1-spac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largest-bst-binary-tree-set-2/" xlink:type="simple">https://www.geeksforgeeks.org/largest-bst-binary-tree-set-2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construct-bst-from-given-preorder-traversa/" xlink:type="simple">https://www.geeksforgeeks.org/construct-bst-from-given-preorder-traversa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RAPH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practice.geeksforgeeks.org/problems/bfs-traversal-of-graph/1" xlink:type="simple">https://practice.geeksforgeeks.org/problems/bfs-traversal-of-graph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depth-first-search-or-dfs-for-a-graph/" xlink:type="simple">https://www.geeksforgeeks.org/depth-first-search-or-dfs-for-a-graph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flood-fill/" xlink:type="simple">https://leetcode.com/problems/flood-fill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practice.geeksforgeeks.org/problems/rat-in-a-maze-problem/1" xlink:type="simple">https://practice.geeksforgeeks.org/problems/rat-in-a-maze-problem/1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practice.geeksforgeeks.org/problems/detect-cycle-in-an-undirected-graph/1" xlink:type="simple">https://practice.geeksforgeeks.org/problems/detect-cycle-in-an-undirected-graph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detect-cycle-in-a-graph/" xlink:type="simple">https://www.geeksforgeeks.org/detect-cycle-in-a-graph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steps-by-knight5927/1" xlink:type="simple">https://practice.geeksforgeeks.org/problems/steps-by-knight5927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decode-string/" xlink:type="simple">https://leetcode.com/problems/decode-string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shortest-bridge/" xlink:type="simple">https://leetcode.com/problems/shortest-bridg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number-of-operations-to-make-network-connected/" xlink:type="simple">https://leetcode.com/problems/number-of-operations-to-make-network-connected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find-eventual-safe-states/" xlink:type="simple">https://leetcode.com/problems/find-eventual-safe-stat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strongly-connected-components-kosarajus-algo/1" xlink:type="simple">https://practice.geeksforgeeks.org/problems/strongly-connected-components-kosarajus-algo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time-needed-to-inform-all-employees/" xlink:type="simple">https://leetcode.com/problems/time-needed-to-inform-all-employe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graph-coloring-applications/#:~:text=Graph%20coloring%20problem%20is%20to,are%20colored%20using%20same%20color." xlink:type="simple">https://www.geeksforgeeks.org/graph-coloring-applications/#:~:text=Graph%20coloring%20problem%20is%20to,are%20colored%20using%20same%20color.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ost-stones-removed-with-same-row-or-column/" xlink:type="simple">https://leetcode.com/problems/most-stones-removed-with-same-row-or-colum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as-far-from-land-as-possible/" xlink:type="simple">https://leetcode.com/problems/as-far-from-land-as-possib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find-the-city-with-the-smallest-number-of-neighbors-at-a-threshold-distance/" xlink:type="simple">https://leetcode.com/problems/find-the-city-with-the-smallest-number-of-neighbors-at-a-threshold-distanc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find-whether-it-is-possible-to-finish-all-tasks-or-not-from-given-dependencies/" xlink:type="simple">https://www.geeksforgeeks.org/find-whether-it-is-possible-to-finish-all-tasks-or-not-from-given-dependencie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prims-minimum-spanning-tree-mst-greedy-algo-5/" xlink:type="simple">https://www.geeksforgeeks.org/prims-minimum-spanning-tree-mst-greedy-algo-5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implementing-floyd-warshall2042/1" xlink:type="simple">https://practice.geeksforgeeks.org/problems/implementing-floyd-warshall2042/1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evaluate-division/" xlink:type="simple">https://leetcode.com/problems/evaluate-divis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nakes-and-ladders/" xlink:type="simple">https://leetcode.com/problems/snakes-and-ladder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topological-sort/1" xlink:type="simple">https://practice.geeksforgeeks.org/problems/topological-sort/1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heapest-flights-within-k-stops/description/" xlink:type="simple">https://leetcode.com/problems/cheapest-flights-within-k-stops/description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detect-negative-cycle-graph-bellman-ford/" xlink:type="simple">https://www.geeksforgeeks.org/detect-negative-cycle-graph-bellman-ford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bipartite-graph/" xlink:type="simple">https://www.geeksforgeeks.org/bipartite-graph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longest-increasing-path-in-a-matrix/" xlink:type="simple">https://leetcode.com/problems/longest-increasing-path-in-a-matrix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making-a-large-island/" xlink:type="simple">https://leetcode.com/problems/making-a-large-island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remove-boxes/" xlink:type="simple">https://leetcode.com/problems/remove-box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critical-connections-in-a-network/" xlink:type="simple">https://leetcode.com/problems/critical-connections-in-a-network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practice.geeksforgeeks.org/problems/alien-dictionary/1" xlink:type="simple">https://practice.geeksforgeeks.org/problems/alien-dictionary/1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water-jug-problem-using-bfs/" xlink:type="simple">https://www.geeksforgeeks.org/water-jug-problem-using-bf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travelling-salesman-problem-set-1/" xlink:type="simple">https://www.geeksforgeeks.org/travelling-salesman-problem-set-1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total-number-spanning-trees-graph/" xlink:type="simple">https://www.geeksforgeeks.org/total-number-spanning-trees-graph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word-ladder/" xlink:type="simple">https://leetcode.com/problems/word-ladder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minimize-cash-flow-among-given-set-friends-borrowed-money/" xlink:type="simple">https://www.geeksforgeeks.org/minimize-cash-flow-among-given-set-friends-borrowed-money/</text:a>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ri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design-add-and-search-words-data-structure/" xlink:type="simple">https://leetcode.com/problems/design-add-and-search-words-data-structur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word-break-problem-trie-solution/" xlink:type="simple">https://www.geeksforgeeks.org/word-break-problem-trie-solution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trie-insert-and-search/" xlink:type="simple">https://www.geeksforgeeks.org/trie-insert-and-search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k-anagrams-1/0" xlink:type="simple">https://practice.geeksforgeeks.org/problems/k-anagrams-1/0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palindrome-pairs/" xlink:type="simple">https://leetcode.com/problems/palindrome-pair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practice.geeksforgeeks.org/problems/phone-directory/0" xlink:type="simple">https://practice.geeksforgeeks.org/problems/phone-directory/0</text:a>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Heaps / PQ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top-k-frequent-elements/" xlink:type="simple">https://leetcode.com/problems/top-k-frequent-elemen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ugly-number-ii/" xlink:type="simple">https://leetcode.com/problems/ugly-number-ii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furthest-building-you-can-reach/" xlink:type="simple">https://leetcode.com/problems/furthest-building-you-can-reach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kth-smallest-element-in-a-sorted-matrix/" xlink:type="simple">https://leetcode.com/problems/kth-smallest-element-in-a-sorted-matrix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reorganize-string/" xlink:type="simple">https://leetcode.com/problems/reorganize-string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find-the-most-competitive-subsequence/" xlink:type="simple">https://leetcode.com/problems/find-the-most-competitive-subsequenc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practice.geeksforgeeks.org/problems/smallest-positive-missing-number-1587115621/1/" xlink:type="simple">https://practice.geeksforgeeks.org/problems/smallest-positive-missing-number-1587115621/1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practice.geeksforgeeks.org/problems/largest-subarray-with-0-sum/1/" xlink:type="simple">https://practice.geeksforgeeks.org/problems/largest-subarray-with-0-sum/1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k-closest-points-to-origin/" xlink:type="simple">https://leetcode.com/problems/k-closest-points-to-origi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minimum-number-of-refueling-stops/" xlink:type="simple">https://leetcode.com/problems/minimum-number-of-refueling-stop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inimum-cost-to-hire-k-workers/" xlink:type="simple">https://leetcode.com/problems/minimum-cost-to-hire-k-workers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wim-in-rising-water/" xlink:type="simple">https://leetcode.com/problems/swim-in-rising-wat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liding-window-maximum/" xlink:type="simple">https://leetcode.com/problems/sliding-window-maximum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ynamic Programm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climbing-stairs" xlink:type="simple">https://leetcode.com/problems/climbing-stairs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aximum-product-subarray/" xlink:type="simple">https://leetcode.com/problems/maximum-product-sub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ones-and-zeroes/" xlink:type="simple">https://leetcode.com/problems/ones-and-zero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8" office:value-type="string" calcext:value-type="string">
            <text:p><text:a xlink:href="https://leetcode.com/problems/counting-bits/" xlink:type="simple">https://leetcode.com/problems/counting-bi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knight-dialer/" xlink:type="simple">https://leetcode.com/problems/knight-dialer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cutted-segments1642/1" xlink:type="simple">https://practice.geeksforgeeks.org/problems/cutted-segments1642/1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decode-ways/" xlink:type="simple">https://leetcode.com/problems/decode-ways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aximum-length-of-repeated-subarray/" xlink:type="simple">https://leetcode.com/problems/maximum-length-of-repeated-subarray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longest-common-substring1452/1" xlink:type="simple">https://practice.geeksforgeeks.org/problems/longest-common-substring1452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count-square-submatrices-with-all-ones/" xlink:type="simple">https://leetcode.com/problems/count-square-submatrices-with-all-on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aximal-square/" xlink:type="simple">https://leetcode.com/problems/maximal-squar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mobile-numeric-keypad5456/1" xlink:type="simple">https://practice.geeksforgeeks.org/problems/mobile-numeric-keypad5456/1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weighted-job-scheduling/" xlink:type="simple">https://www.geeksforgeeks.org/weighted-job-scheduling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delete-and-earn/" xlink:type="simple">https://leetcode.com/problems/delete-and-ear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range-sum-query-2d-immutable/" xlink:type="simple">https://leetcode.com/problems/range-sum-query-2d-immutabl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optimal-binary-search-tree-dp-24/" xlink:type="simple">https://www.geeksforgeeks.org/optimal-binary-search-tree-dp-24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frog-jump/" xlink:type="simple">https://leetcode.com/problems/frog-jump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best-time-to-buy-and-sell-stock-iv/" xlink:type="simple">https://leetcode.com/problems/best-time-to-buy-and-sell-stock-iv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minimum-insertion-steps-to-make-a-string-palindrome/" xlink:type="simple">https://leetcode.com/problems/minimum-insertion-steps-to-make-a-string-palindrom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www.google.com/url?q=https://www.geeksforgeeks.org/largest-area-rectangular-sub-matrix-equal-number-1s-0s/&amp;sa=D&amp;source=editors&amp;ust=1651476654008730&amp;usg=AOvVaw0jDrhU51BRCAP1M8_etnoN" xlink:type="simple">https://www.geeksforgeeks.org/largest-area-rectangular-sub-matrix-equal-number-1s-0s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trapping-rain-water/" xlink:type="simple">https://leetcode.com/problems/trapping-rain-water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minimum-cost-to-merge-stones/" xlink:type="simple">https://leetcode.com/problems/minimum-cost-to-merge-stones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count-different-palindromic-subsequences/" xlink:type="simple">https://leetcode.com/problems/count-different-palindromic-subsequenc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aximal-rectangle/" xlink:type="simple">https://leetcode.com/problems/maximal-rectangl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burst-balloons/" xlink:type="simple">https://leetcode.com/problems/burst-balloon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super-egg-drop/" xlink:type="simple">https://leetcode.com/problems/super-egg-drop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Two Pointer Approa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longest-repeating-character-replacement/" xlink:type="simple">https://leetcode.com/problems/longest-repeating-character-replacemen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maximum-number-of-visible-points/" xlink:type="simple">https://leetcode.com/problems/maximum-number-of-visible-poin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Greedy Algorith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gas-station/" xlink:type="simple">https://leetcode.com/problems/gas-stat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www.geeksforgeeks.org/minimum-cost-for-acquiring-all-coins-with-k-extra-coins-allowed-with-every-coin/" xlink:type="simple">https://www.geeksforgeeks.org/minimum-cost-for-acquiring-all-coins-with-k-extra-coins-allowed-with-every-coin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restore-the-array-from-adjacent-pairs/" xlink:type="simple">https://leetcode.com/problems/restore-the-array-from-adjacent-pair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task-scheduler/" xlink:type="simple">https://leetcode.com/problems/task-schedul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minimum-deletions-to-make-character-frequencies-unique/" xlink:type="simple">https://leetcode.com/problems/minimum-deletions-to-make-character-frequencies-uniqu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remove-k-digits/" xlink:type="simple">https://leetcode.com/problems/remove-k-digit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www.spoj.com/problems/CHOCOLA/" xlink:type="simple">https://www.spoj.com/problems/CHOCOLA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non-overlapping-intervals/" xlink:type="simple">https://leetcode.com/problems/non-overlapping-interval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8" office:value-type="string" calcext:value-type="string">
            <text:p><text:a xlink:href="https://leetcode.com/problems/minimum-deletion-cost-to-avoid-repeating-letters/" xlink:type="simple">https://leetcode.com/problems/minimum-deletion-cost-to-avoid-repeating-letters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www.geeksforgeeks.org/minimum-sum-two-numbers-formed-digits-array-2/" xlink:type="simple">https://www.geeksforgeeks.org/minimum-sum-two-numbers-formed-digits-array-2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Backtrack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combination-sum-ii/" xlink:type="simple">https://leetcode.com/problems/combination-sum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www.google.com/url?q=https://practice.geeksforgeeks.org/problems/subset-sum-problem2014/1&amp;sa=D&amp;source=editors&amp;ust=1651476653976569&amp;usg=AOvVaw3GNAgTQDilnSBWQ-nAIn5w" xlink:type="simple">https://practice.geeksforgeeks.org/problems/subset-sum-problem2014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combinations/" xlink:type="simple">https://leetcode.com/problems/combination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subsets-ii/" xlink:type="simple">https://leetcode.com/problems/subsets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www.google.com/url?q=https://practice.geeksforgeeks.org/problems/m-coloring-problem-1587115620/1&amp;sa=D&amp;source=editors&amp;ust=1651476653976680&amp;usg=AOvVaw1BCeaXSqoasq9dHDOSCJWX" xlink:type="simple">https://practice.geeksforgeeks.org/problems/m-coloring-problem-1587115620/1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beautiful-arrangement/" xlink:type="simple">https://leetcode.com/problems/beautiful-arrangemen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palindrome-partitioning/" xlink:type="simple">https://leetcode.com/problems/palindrome-partitioning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8" office:value-type="string" calcext:value-type="string">
            <text:p><text:a xlink:href="https://leetcode.com/problems/permutations-ii/" xlink:type="simple">https://leetcode.com/problems/permutations-ii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subsets/" xlink:type="simple">https://leetcode.com/problems/word-search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sudoku-solver/" xlink:type="simple">https://leetcode.com/problems/sudoku-solver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n-queens/" xlink:type="simple">https://leetcode.com/problems/n-queen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8" office:value-type="string" calcext:value-type="string">
            <text:p><text:a xlink:href="https://leetcode.com/problems/unique-paths-iii/" xlink:type="simple">https://leetcode.com/problems/unique-paths-iii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find-maximum-number-possible-by-doing-at-most-k-swaps/" xlink:type="simple">https://www.geeksforgeeks.org/find-maximum-number-possible-by-doing-at-most-k-swap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partition-set-k-subsets-equal-sum/" xlink:type="simple">https://www.geeksforgeeks.org/partition-set-k-subsets-equal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tug-of-war/" xlink:type="simple">https://www.geeksforgeeks.org/tug-of-war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find-paths-from-corner-cell-to-middle-cell-in-maze/" xlink:type="simple">https://www.geeksforgeeks.org/find-paths-from-corner-cell-to-middle-cell-in-maze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solving-cryptarithmetic-puzzles-backtracking-8/" xlink:type="simple">https://www.geeksforgeeks.org/solving-cryptarithmetic-puzzles-backtracking-8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print-palindromic-partitions-string/" xlink:type="simple">https://www.geeksforgeeks.org/print-palindromic-partitions-string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Segment Tree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7" office:value-type="string" calcext:value-type="string">
            <text:p><text:a xlink:href="https://leetcode.com/problems/range-sum-query-immutable/" xlink:type="simple">https://leetcode.com/problems/range-sum-query-immutab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7" office:value-type="string" calcext:value-type="string">
            <text:p><text:a xlink:href="https://leetcode.com/problems/range-sum-query-mutable/" xlink:type="simple">https://leetcode.com/problems/range-sum-query-mutab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7" office:value-type="string" calcext:value-type="string">
            <text:p><text:a xlink:href="https://leetcode.com/problems/count-of-smaller-numbers-after-self/" xlink:type="simple">https://leetcode.com/problems/count-of-smaller-numbers-after-self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7" office:value-type="string" calcext:value-type="string">
            <text:p><text:a xlink:href="https://leetcode.com/problems/count-of-range-sum/" xlink:type="simple">https://leetcode.com/problems/count-of-range-sum/</text:a></text:p>
          </table:table-cell>
          <table:table-cell table:number-columns-repeated="1022"/>
        </table:table-row>
        <table:table-row table:style-name="ro1" table:number-rows-repeated="66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396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80" meta:object-count="0"/>
    <meta:generator>LibreOfficeDev/6.0.5.2$Linux_X86_64 LibreOffice_project/</meta:generator>
  </office:meta>
</office:document-meta>
</file>